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enTask.setUseResourceLoaderCache( final boolean useResourceLoader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Task.error( final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Task.setContextProperties( final String fi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TexenTask.resolveFil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Task.setInputEncoding( final String input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Task.setOutputEncoding( final String output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Task.setResourceLoaderModificationCheckInterval( final int resourceLoaderModificationCheck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Task.setControlTemplate( String control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Task.info( final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Task.getGenerator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Task.setTemplatePath( String templat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xenTask.setUseClasspath( final boolean use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Task.setOutputFile( final String outpu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Task.setGeneratorClassName( final String generator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Task.setOutputDirectory( final File output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Task.getTemplate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xenTask.execut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TexenTask.populateContext( final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xenTask.initControl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enTask.clean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xenTask.setLogFile( final String log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